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a1233"/>
    </style:style>
    <style:style style:name="P5" style:family="paragraph" style:parent-style-name="Standard" style:list-style-name="L2"/>
    <style:style style:name="P6" style:family="paragraph" style:parent-style-name="Standard">
      <style:text-properties fo:font-style="italic" fo:font-weight="bold" officeooo:paragraph-rsid="000a1233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104f42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233" style:font-weight-asian="bold" style:font-weight-complex="bold"/>
    </style:style>
    <style:style style:name="T3" style:family="text">
      <style:text-properties officeooo:rsid="000a1233"/>
    </style:style>
    <style:style style:name="T4" style:family="text">
      <style:text-properties officeooo:rsid="000b3052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officeooo:rsid="000c0ad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EXERCICE : PANEL POUR DES AVIS PRODUIT</text:p>
      <text:p text:style-name="Standard"/>
      <text:p text:style-name="P1">Cahier des charges :</text:p>
      <text:p text:style-name="Standard"/>
      <text:p text:style-name="Standard">Nous sommes une <text:span text:style-name="T6">coopérative</text:span> <text:span text:style-name="T1">qui vend des</text:span><text:span text:style-name="T6"> produits</text:span><text:span text:style-name="T1"> sélectionnés pour ses </text:span><text:span text:style-name="T6">adhérents</text:span>.</text:p>
      <text:p text:style-name="Standard"/>
      <text:p text:style-name="Standard">Nous souhaitons ne <text:span text:style-name="T1">conserver que les produits appréciés de nos adhérents</text:span>, et pour cela nous vou<text:span text:style-name="T4">l</text:span>ons mettre en ligne<text:span text:style-name="T1"> une </text:span><text:span text:style-name="T2">a</text:span><text:span text:style-name="T1">pplication leur permettant </text:span><text:span text:style-name="T6">d'évaluer </text:span><text:span text:style-name="T1">les produits.</text:span></text:p>
      <text:p text:style-name="P1"/>
      <text:p text:style-name="P1"/>
      <text:p text:style-name="Standard">Il devront donc :</text:p>
      <text:p text:style-name="Standard"/>
      <text:list xml:id="list1485400361" text:style-name="L1">
        <text:list-item>
          <text:p text:style-name="P3"><text:span text:style-name="T3">P</text:span>ouvoir se connecter avec leur adresses de messagerie et leur mot de passe (que nous leur attribuons quand ils s'inscrivent)</text:p>
        </text:list-item>
      </text:list>
      <text:p text:style-name="Standard"/>
      <text:list xml:id="list144724641163315" text:continue-numbering="true" text:style-name="L1">
        <text:list-item>
          <text:p text:style-name="P4"><text:s/>voir la liste complète des produits</text:p>
          <text:p text:style-name="P4"><text:s/></text:p>
        </text:list-item>
        <text:list-item>
          <text:p text:style-name="P4"><text:span text:style-name="T7">P</text:span>our chaque produit, donner leur avis (une <text:span text:style-name="T6">note entre 1 et 5</text:span>), ou modifier leur avis si ils l'ont déjà donné, <text:span text:style-name="T1">directement depuis la liste</text:span></text:p>
          <text:p text:style-name="P4"/>
        </text:list-item>
        <text:list-item>
          <text:p text:style-name="P3"><text:span text:style-name="T3">L</text:span>es adhérents ne voient pas <text:span text:style-name="T9">la notre globale</text:span><text:span text:style-name="T8">,</text:span> seulement la leur (pour ne pas être influencés)</text:p>
          <text:p text:style-name="P3"/>
        </text:list-item>
      </text:list>
      <text:p text:style-name="Standard">Nous n'avons pas besoin d'application de gestion des adhérents ni des produits : nous gérons déjà cela, nous ferons un export des données vers l'application que vous réaliserez.</text:p>
      <text:p text:style-name="Standard"/>
      <text:p text:style-name="Standard"/>
      <text:p text:style-name="P2">Organisation du travail :</text:p>
      <text:p text:style-name="P2"/>
      <text:p text:style-name="Standard">Vous analyse<text:span text:style-name="T3">z</text:span> le cahier des charges, et construisez, avec les méthodes expliquées en cours :</text:p>
      <text:p text:style-name="Standard"/>
      <text:list text:style-name="L2">
        <text:list-item>
          <text:p text:style-name="P5">Le modèle de données (MCD et MPD)</text:p>
        </text:list-item>
        <text:list-item>
          <text:p text:style-name="P5">Les tables</text:p>
        </text:list-item>
        <text:list-item>
          <text:p text:style-name="P5">Le schéma d'ergonomie</text:p>
        </text:list-item>
        <text:list-item>
          <text:p text:style-name="P5">La liste des contrôleurs et des templates (rôle, nom, paramètres)</text:p>
        </text:list-item>
      </text:list>
      <text:p text:style-name="Standard"><text:s/></text:p>
      <text:p text:style-name="P7">Pour chaque contrôleur : <text:s text:c="4"/></text:p>
      <text:p text:style-name="P7"><text:s/></text:p>
      <text:p text:style-name="P6">- vous explicitez en français ce qu'il doit faire,</text:p>
      <text:p text:style-name="P6"/>
      <text:p text:style-name="P6">- y compris la notion de connecté ou pas</text:p>
      <text:p text:style-name="P6"/>
      <text:p text:style-name="P6">- <text:s/>c'est mon avis ou p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13:45:56.476000000</meta:creation-date>
    <meta:generator>LibreOffice/7.4.0.3$Windows_X86_64 LibreOffice_project/f85e47c08ddd19c015c0114a68350214f7066f5a</meta:generator>
    <dc:date>2024-05-06T14:47:22.627000000</dc:date>
    <meta:editing-duration>PT15H43M15S</meta:editing-duration>
    <meta:editing-cycles>7</meta:editing-cycles>
    <meta:document-statistic meta:table-count="0" meta:image-count="0" meta:object-count="0" meta:page-count="1" meta:paragraph-count="25" meta:word-count="228" meta:character-count="1299" meta:non-whitespace-character-count="1091"/>
  </office:meta>
</office:document-meta>
</file>